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7.4cm"/>
    </style:style>
    <style:style style:name="co4" style:family="table-column">
      <style:table-column-properties fo:break-before="auto" style:column-width="5.766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4.89cm"/>
    </style:style>
    <style:style style:name="co7" style:family="table-column">
      <style:table-column-properties fo:break-before="auto" style:column-width="5.295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2.16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333333" style:diagonal-bl-tr="none" style:diagonal-tl-br="none" style:text-align-source="fix" style:repeat-content="false" fo:wrap-option="no-wrap" fo:border-left="0.74pt solid #333333" style:direction="ltr" fo:padding="0.071cm" fo:border-right="0.74pt solid #333333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33333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T0100—015</text:p>
          </table:table-cell>
          <table:table-cell table:style-name="Default" office:value-type="string" calcext:value-type="string">
            <text:p>T0150—020</text:p>
          </table:table-cell>
          <table:table-cell office:value-type="string" calcext:value-type="string">
            <text:p>V0350—0500</text:p>
          </table:table-cell>
          <table:table-cell table:style-name="Default" office:value-type="string" calcext:value-type="string">
            <text:p>V0500—01000</text:p>
          </table:table-cell>
          <table:table-cell table:style-name="ce6" office:value-type="string" calcext:value-type="string">
            <text:p>0-15</text:p>
          </table:table-cell>
          <table:table-cell table:style-name="ce6" office:value-type="string" calcext:value-type="string">
            <text:p>15 — 30</text:p>
          </table:table-cell>
          <table:table-cell office:value-type="string" calcext:value-type="string">
            <text:p>S00,80—01,0</text:p>
          </table:table-cell>
          <table:table-cell table:style-name="Default" office:value-type="string" calcext:value-type="string">
            <text:p>S01,00—01,5</text:p>
          </table:table-cell>
          <table:table-cell table:style-name="ce6" office:value-type="string" calcext:value-type="string">
            <text:p>H300,20—01</text:p>
          </table:table-cell>
          <table:table-cell office:value-type="string" calcext:value-type="string">
            <text:p>H3010—01,5</text:p>
          </table:table-cell>
          <table:table-cell office:value-type="string" calcext:value-type="string">
            <text:p>H301,50—02,0</text:p>
          </table:table-cell>
          <table:table-cell table:style-name="Default" office:value-type="string" calcext:value-type="string">
            <text:p>Iznos</text:p>
          </table:table-cell>
          <table:table-cell office:value-type="string" calcext:value-type="string">
            <text:p>выкрашивание стружкой нераб. вершины</text:p>
          </table:table-cell>
          <table:table-cell office:value-type="string" calcext:value-type="string">
            <text:p>выкрашивание нераб. вершины</text:p>
          </table:table-cell>
          <table:table-cell table:style-name="ce3" office:value-type="string" calcext:value-type="string">
            <text:p>выкрашивание</text:p>
          </table:table-cell>
          <table:table-cell office:value-type="string" calcext:value-type="string">
            <text:p>Выкраш. по гл. реж. кромке</text:p>
          </table:table-cell>
          <table:table-cell table:style-name="ce10" office:value-type="string" calcext:value-type="string">
            <text:p>Выкраш. по гл. и не работающей реж. кромке</text:p>
          </table:table-cell>
          <table:table-cell office:value-type="string" calcext:value-type="string">
            <text:p>выкр. по вспомог. задн. пов.</text:p>
          </table:table-cell>
          <table:table-cell table:style-name="ce3" office:value-type="string" calcext:value-type="string">
            <text:p>поломка</text:p>
          </table:table-cell>
          <table:table-cell table:number-columns-repeated="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8.6" calcext:value-type="float">
            <text:p>8,6</text:p>
          </table:table-cell>
          <table:table-cell table:style-name="ce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0.3" calcext:value-type="float">
            <text:p>0,3</text:p>
          </table:table-cell>
          <table:table-cell table:number-columns-repeated="2" office:value-type="string" calcext:value-type="string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0.3" calcext:value-type="float">
            <text:p>0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11" office:value-type="string" calcext:value-type="string">
            <text:p>0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12" calcext:value-type="float">
            <text:p>1,12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Tmax 10—15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Tmax 15—20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V0350—0500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.6" calcext:value-type="float">
            <text:p>6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43" calcext:value-type="float">
            <text:p>1,43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V0500—01000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25" calcext:value-type="float">
            <text:p>0,2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table:style-name="ce6" office:value-type="string" calcext:value-type="string">
            <text:p>T 0 - 15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table:style-name="ce6" office:value-type="string" calcext:value-type="string">
            <text:p>T 15 — 30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12" calcext:value-type="float">
            <text:p>1,1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S00,80—01,0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S01,00—01,5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55" calcext:value-type="float">
            <text:p>0,5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table:style-name="ce6" office:value-type="string" calcext:value-type="string">
            <text:p>H300,20—01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/>
          <table:table-cell office:value-type="string" calcext:value-type="string">
            <text:p>H3010—01,5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H301,50—02,0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Iznos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выкрашивание стружкой нераб. вершины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выкрашивание нераб. вершины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table:style-name="ce3" office:value-type="string" calcext:value-type="string">
            <text:p>выкрашивание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Выкраш. по гл. реж. кромке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95" calcext:value-type="float">
            <text:p>0,9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table:style-name="ce10" office:value-type="string" calcext:value-type="string">
            <text:p>Выкраш. по гл. и не работающей реж. кромке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office:value-type="string" calcext:value-type="string">
            <text:p>выкр. по вспомог. задн. пов.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/>
          <table:table-cell table:style-name="ce3" office:value-type="string" calcext:value-type="string">
            <text:p>поломка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1" calcext:value-type="float">
            <text:p>6,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43" calcext:value-type="float">
            <text:p>1,43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8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7" calcext:value-type="float">
            <text:p>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.3" calcext:value-type="float">
            <text:p>7,3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4" calcext:value-type="float">
            <text:p>44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12" calcext:value-type="float">
            <text:p>1,1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.4" calcext:value-type="float">
            <text:p>4,4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5" calcext:value-type="float">
            <text:p>1,5</text:p>
          </table:table-cell>
          <table:table-cell office:value-type="string" calcext:value-type="string">
            <text:p>0</text:p>
          </table:table-cell>
          <table:table-cell table:style-name="ce2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.4" calcext:value-type="float">
            <text:p>4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.1" calcext:value-type="float">
            <text:p>3,1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6" calcext:value-type="float">
            <text:p>1,6</text:p>
          </table:table-cell>
          <table:table-cell office:value-type="string" calcext:value-type="string">
            <text:p>0</text:p>
          </table:table-cell>
          <table:table-cell table:style-name="ce2" office:value-type="float" office:value="1.4" calcext:value-type="float">
            <text:p>1,4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0</text:p>
          </table:table-cell>
          <table:table-cell table:style-name="ce3" office:value-type="float" office:value="1.4" calcext:value-type="float">
            <text:p>1,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0</text:p>
          </table:table-cell>
          <table:table-cell table:style-name="ce3" office:value-type="float" office:value="1.4" calcext:value-type="float">
            <text:p>1,4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0</text:p>
          </table:table-cell>
          <table:table-cell table:style-name="ce3" office:value-type="float" office:value="1.3" calcext:value-type="float">
            <text:p>1,3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9" calcext:value-type="float">
            <text:p>49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10.9" calcext:value-type="float">
            <text:p>10,9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" calcext:value-type="float">
            <text:p>1,3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10.9" calcext:value-type="float">
            <text:p>1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" calcext:value-type="float">
            <text:p>1,3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10.9" calcext:value-type="float">
            <text:p>1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" calcext:value-type="float">
            <text:p>1,3</text:p>
          </table:table-cell>
          <table:table-cell table:style-name="ce3" office:value-type="float" office:value="0.15" calcext:value-type="float">
            <text:p>0,1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10.9" calcext:value-type="float">
            <text:p>1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" calcext:value-type="float">
            <text:p>1,3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10.9" calcext:value-type="float">
            <text:p>1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" calcext:value-type="float">
            <text:p>1,3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0.3" calcext:value-type="float">
            <text:p>0,3</text:p>
          </table:table-cell>
          <table:table-cell table:number-columns-repeated="2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6" calcext:value-type="float">
            <text:p>1,6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6" calcext:value-type="float">
            <text:p>1,6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6" calcext:value-type="float">
            <text:p>1,6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6" calcext:value-type="float">
            <text:p>1,6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table:style-name="ce2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0</text:p>
          </table:table-cell>
          <table:table-cell table:style-name="ce2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0</text:p>
          </table:table-cell>
          <table:table-cell table:style-name="ce2" office:value-type="float" office:value="1.3" calcext:value-type="float">
            <text:p>1,3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02" calcext:value-type="float">
            <text:p>1,0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2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2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2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1.6" calcext:value-type="float">
            <text:p>1,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6.2" calcext:value-type="float">
            <text:p>6,2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2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8" calcext:value-type="float">
            <text:p>0,8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26.5" calcext:value-type="float">
            <text:p>26,5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26.5" calcext:value-type="float">
            <text:p>26,5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2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0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ce5" office:value-type="float" office:value="17.6" calcext:value-type="float">
            <text:p>17,6</text:p>
          </table:table-cell>
          <table:table-cell office:value-type="string" calcext:value-type="string">
            <text:p>0</text:p>
          </table:table-cell>
          <table:table-cell table:style-name="ce5" office:value-type="float" office:value="1.22" calcext:value-type="float">
            <text:p>1,22</text:p>
          </table:table-cell>
          <table:table-cell table:style-name="ce5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ce5"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table:style-name="ce5"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ce5"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table:style-name="ce5"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5" office:value-type="float" office:value="1.7" calcext:value-type="float">
            <text:p>1,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0</text:p>
          </table:table-cell>
          <table:table-cell office:value-type="float" office:value="1.22" calcext:value-type="float">
            <text:p>1,2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8.9" calcext:value-type="float">
            <text:p>8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0</text:p>
          </table:table-cell>
          <table:table-cell office:value-type="float" office:value="1.22" calcext:value-type="float">
            <text:p>1,2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0</text:p>
          </table:table-cell>
          <table:table-cell office:value-type="float" office:value="1.22" calcext:value-type="float">
            <text:p>1,2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8.3" calcext:value-type="float">
            <text:p>8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7.6" calcext:value-type="float">
            <text:p>17,6</text:p>
          </table:table-cell>
          <table:table-cell office:value-type="string" calcext:value-type="string">
            <text:p>0</text:p>
          </table:table-cell>
          <table:table-cell office:value-type="float" office:value="1.22" calcext:value-type="float">
            <text:p>1,2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.7" calcext:value-type="float">
            <text:p>1,7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26.5" calcext:value-type="float">
            <text:p>26,5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23.3" calcext:value-type="float">
            <text:p>23,3</text:p>
          </table:table-cell>
          <table:table-cell table:style-name="ce3" office:value-type="float" office:value="0.81" calcext:value-type="float">
            <text:p>0,81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Default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ce7"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table:style-name="ce5" office:value-type="float" office:value="1.32" calcext:value-type="float">
            <text:p>1,32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table:style-name="ce7"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table:style-name="ce5"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5" calcext:value-type="float">
            <text:p>35</text:p>
          </table:table-cell>
          <table:table-cell table:style-name="Default" office:value-type="string" calcext:value-type="string">
            <text:p>0</text:p>
          </table:table-cell>
          <table:table-cell table:style-name="ce7" office:value-type="float" office:value="10.2" calcext:value-type="float">
            <text:p>10,2</text:p>
          </table:table-cell>
          <table:table-cell table:style-name="ce7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5" office:value-type="float" office:value="1.32" calcext:value-type="float">
            <text:p>1,32</text:p>
          </table:table-cell>
          <table:table-cell table:number-columns-repeated="2" office:value-type="string" calcext:value-type="string">
            <text:p>0</text:p>
          </table:table-cell>
          <table:table-cell table:style-name="ce7" office:value-type="float" office:value="1.7" calcext:value-type="float">
            <text:p>1,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2" calcext:value-type="float">
            <text:p>1,2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5" calcext:value-type="float">
            <text:p>0,5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2" table:style-name="Default" office:value-type="string" calcext:value-type="string">
            <text:p>0</text:p>
          </table:table-cell>
          <table:table-cell office:value-type="float" office:value="16.2" calcext:value-type="float">
            <text:p>16,2</text:p>
          </table:table-cell>
          <table:table-cell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Default" office:value-type="string" calcext:value-type="string">
            <text:p>0</text:p>
          </table:table-cell>
          <table:table-cell office:value-type="float" office:value="10.7" calcext:value-type="float">
            <text:p>10,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0</text:p>
          </table:table-cell>
          <table:table-cell table:style-name="ce3" office:value-type="float" office:value="0.92" calcext:value-type="float">
            <text:p>0,92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0</text:p>
          </table:table-cell>
          <table:table-cell table:style-name="ce3" office:value-type="float" office:value="0.92" calcext:value-type="float">
            <text:p>0,92</text:p>
          </table:table-cell>
          <table:table-cell table:style-name="Default" office:value-type="string" calcext:value-type="string">
            <text:p>0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5" office:value-type="float" office:value="1.32" calcext:value-type="float">
            <text:p>1,32</text:p>
          </table:table-cell>
          <table:table-cell table:style-name="ce7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5"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.6" calcext:value-type="float">
            <text:p>6,6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table:style-name="ce5" office:value-type="float" office:value="1.32" calcext:value-type="float">
            <text:p>1,32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5" office:value-type="string" calcext:value-type="string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.1" calcext:value-type="float">
            <text:p>1,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3" office:value-type="float" office:value="0.6" calcext:value-type="float">
            <text:p>0,6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.8" calcext:value-type="float">
            <text:p>8,8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office:value-type="string" calcext:value-type="string">
            <text:p>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1.32" calcext:value-type="float">
            <text:p>1,32</text:p>
          </table:table-cell>
          <table:table-cell table:style-name="ce2" office:value-type="string" calcext:value-type="string">
            <text:p>0</text:p>
          </table:table-cell>
          <table:table-cell table:number-columns-repeated="10" office:value-type="string" calcext:value-type="string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percentage-style style:name="N150">
      <number:number number:decimal-places="1" number:min-integer-digits="1"/>
      <number:text>%</number:text>
    </number:percentage-style>
    <number:currency-style style:name="N15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.00.0000</text:date>, <text:time style:data-style-name="N2" text:time-value="12:00:15.00171744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0:47:30.441882927</meta:creation-date>
    <dc:date>2017-06-22T20:58:21.353140672</dc:date>
    <meta:editing-duration>PT5M16S</meta:editing-duration>
    <meta:editing-cycles>4</meta:editing-cycles>
    <meta:generator>LibreOffice/4.2.8.2$Linux_X86_64 LibreOffice_project/420m0$Build-2</meta:generator>
    <meta:document-statistic meta:table-count="1" meta:cell-count="7410" meta:object-count="0"/>
  </office:meta>
</office:document-meta>
</file>